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Общая структура данных</text:span></text:h>
      <text:p text:style-name="Text_20_body">Данные содержат следующие метрики:</text:p>
      <text:list text:style-name="L1">
        <text:list-item>
          <text:p text:style-name="P1"><text:span text:style-name="Strong_20_Emphasis">Utilization</text:span>: использование различных ресурсов (погрузчиков, разгрузочных и загрузочных доков, а также хранения). </text:p>
        </text:list-item>
        <text:list-item>
          <text:p text:style-name="P1"><text:span text:style-name="Strong_20_Emphasis">Время</text:span>: время, представленное в минутах. </text:p>
        </text:list-item>
        <text:list-item>
          <text:p text:style-name="P1"><text:span text:style-name="Strong_20_Emphasis">Среднее время разгрузки и погрузки грузовиков</text:span>: Временные метрики для процессов. </text:p>
        </text:list-item>
        <text:list-item>
          <text:p text:style-name="P1"><text:span text:style-name="Strong_20_Emphasis">Среднее время ожидания при сборке заказа</text:span>: Временные метрики, которые показывают задержки в процессе. </text:p>
        </text:list-item>
        <text:list-item>
          <text:p text:style-name="P2"><text:span text:style-name="Strong_20_Emphasis">Среднее время постановки/подъема паллет</text:span>: Временные метрики для обработки паллет. </text:p>
        </text:list-item>
      </text:list>
      <text:h text:style-name="Heading_20_3" text:outline-level="3">2. <text:span text:style-name="Strong_20_Emphasis">Тенденции во времени использования</text:span></text:h>
      <text:list text:style-name="L2">
        <text:list-item>
          <text:p text:style-name="P3"><text:span text:style-name="Strong_20_Emphasis">Utilization Forklifts</text:span>: использование погрузчиков постепенно увеличивается, достигая 0.96 к времени 1140 минут. </text:p>
        </text:list-item>
        <text:list-item>
          <text:p text:style-name="P3"><text:span text:style-name="Strong_20_Emphasis">Utilization Unloading Docks</text:span>: Использование разгрузочных доков остается стабильным на уровне 1.0, что указывает на полную загрузку этого ресурса. </text:p>
        </text:list-item>
        <text:list-item>
          <text:p text:style-name="P3"><text:span text:style-name="Strong_20_Emphasis">Utilization Loading Docks</text:span>: Использование загрузочных доков на уровне 0.0, что может указывать на их неэффективное использование или простои. </text:p>
        </text:list-item>
        <text:list-item>
          <text:p text:style-name="P4"><text:span text:style-name="Strong_20_Emphasis">Utilization Storage</text:span>: Данные показывают некоторую колеблющуюся тенденцию, начиная с 0 и достигая 0.361 на последних временных отметках. </text:p>
        </text:list-item>
      </text:list>
      <text:h text:style-name="Heading_20_3" text:outline-level="3">3. <text:span text:style-name="Strong_20_Emphasis">Среднее время операций</text:span></text:h>
      <text:list text:style-name="L3">
        <text:list-item>
          <text:p text:style-name="P5"><text:span text:style-name="Strong_20_Emphasis">Truck Unloading Mean Time</text:span>: Время разгрузки варьируется от 0 до 90.986, с постепенным увеличением, что свидетельствует о том, что процесс может стать менее эффективным со временем из-за увеличения нагрузки. </text:p>
        </text:list-item>
        <text:list-item>
          <text:p text:style-name="P5"><text:span text:style-name="Strong_20_Emphasis">Truck Loading Mean Time</text:span>: Сохранение времени на уровне 67.169 на больших временных отметках указывает на предсказуемость процесса. </text:p>
        </text:list-item>
        <text:list-item>
          <text:p text:style-name="P5"><text:span text:style-name="Strong_20_Emphasis">Order Assembling Mean Waiting Time</text:span>: Значительное увеличение времени ожидания сборки заказа до 238.14 минут на последних временных отметках, что свидетельствует о задержках или недозагрузке. </text:p>
        </text:list-item>
        <text:list-item>
          <text:p text:style-name="P6"><text:span text:style-name="Strong_20_Emphasis">Mean Pallet Put/Pickup Time</text:span>: Время на постановку паллет видно, что оно варьируется, но не сильно изменяется по сравнению с другими временными метриками. </text:p>
        </text:list-item>
      </text:list>
      <text:h text:style-name="Heading_20_3" text:outline-level="3">4. <text:span text:style-name="Strong_20_Emphasis">Потенциал для улучшения</text:span></text:h>
      <text:list text:style-name="L4">
        <text:list-item>
          <text:p text:style-name="P7">Поскольку использование погрузчиков увеличивается, это может указывать на необходимость увеличения их количества или улучшения процессов. </text:p>
        </text:list-item>
        <text:list-item>
          <text:p text:style-name="P7">Высокое среднее время ожидания при сборке заказа требует проверки сквозных процессов, чтобы выявить узкие места и оптимизировать. </text:p>
        </text:list-item>
        <text:list-item>
          <text:p text:style-name="P8">Поддержка стабильного и быстро реагирующего процесса загрузки может также улучшить общую эффективность, особенно если загрузочные доки используются неэффективно. </text:p>
        </text:list-item>
      </text:list>
      <text:h text:style-name="Heading_20_3" text:outline-level="3"><text:soft-page-break/>5. <text:span text:style-name="Strong_20_Emphasis">Рекомендации</text:span></text:h>
      <text:list text:style-name="L5">
        <text:list-item>
          <text:p text:style-name="P9">Рассмотреть возможность оптимизации процессов, чтобы снизить время ожидания при сборке заказа и улучшить использование загрузочных доков. </text:p>
        </text:list-item>
        <text:list-item>
          <text:p text:style-name="P9">Мониторить и анализировать, почему время разгрузки увеличивается, и искать решения для улучшения этого процесса. </text:p>
        </text:list-item>
        <text:list-item>
          <text:p text:style-name="P10">Использовать аналитику для выявления узких мест в процессах и разработки решений для их устранения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4:31:24.213537567</meta:creation-date>
    <dc:date>2024-12-24T14:34:19.119364391</dc:date>
    <meta:editing-duration>PT2M56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25" meta:word-count="342" meta:character-count="2588" meta:non-whitespace-character-count="2271"/>
  </office:meta>
</office:document-meta>
</file>